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762cm" svg:x="7.477cm" svg:y="1.254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2.905cm" svg:y="1.254cm">
          <text:p text:style-name="P1"><text:span text:style-name="T1">amre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1.922cm" svg:y="1.254cm">
          <text:p text:style-name="P1"><text:span text:style-name="T1">Bas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28cm" svg:height="0.762cm" svg:x="5.826cm" svg:y="2.905cm">
          <text:p text:style-name="P1"><text:span text:style-name="T1">Tutorials/Basic/HeatEquation_EX1_C/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1.635cm" svg:x2="7.477cm" svg:y2="1.635cm">
          <text:p/>
        </draw:line>
        <draw:line draw:style-name="gr2" draw:text-style-name="P1" draw:layer="layout" svg:x1="10.525cm" svg:y1="1.635cm" svg:x2="11.922cm" svg:y2="1.635cm">
          <text:p/>
        </draw:line>
        <draw:line draw:style-name="gr3" draw:text-style-name="P1" draw:layer="layout" svg:x1="4.302cm" svg:y1="2.016cm" svg:x2="4.302cm" svg:y2="3.286cm">
          <text:p/>
        </draw:line>
        <draw:line draw:style-name="gr2" draw:text-style-name="P1" draw:layer="layout" svg:x1="4.302cm" svg:y1="3.286cm" svg:x2="5.826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6:23:38.328567240</meta:creation-date>
    <dc:date>2017-07-11T14:56:29.018445152</dc:date>
    <meta:editing-duration>PT4M54S</meta:editing-duration>
    <meta:editing-cycles>4</meta:editing-cycles>
    <meta:generator>LibreOffice/4.2.8.2$Linux_X86_64 LibreOffice_project/420m0$Build-2</meta:generator>
    <meta:document-statistic meta:object-count="8"/>
  </office:meta>
</office:document-meta>
</file>